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bold" fo:font-family="Ubuntu" style:font-family-asian="Ubuntu" style:font-family-complex="Ubuntu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Ubuntu" style:font-family-asian="Ubuntu" style:font-family-complex="Ubuntu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Ubuntu" style:font-family-asian="Ubuntu" style:font-family-complex="Ubuntu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Ubuntu" style:font-family-asian="Ubuntu" style:font-family-complex="Ubuntu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Ubuntu" style:font-family-asian="Ubuntu" style:font-family-complex="Ubuntu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Ubuntu" style:font-family-asian="Ubuntu" style:font-family-complex="Ubuntu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Ubuntu" style:font-family-asian="Ubuntu" style:font-family-complex="Ubuntu" fo:background-color="#ffffff" fo:color="#222222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Ubuntu" style:font-family-asian="Ubuntu" style:font-family-complex="Ubuntu" fo:background-color="#ffffff" fo:color="#222222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Ubuntu" style:font-family-asian="Ubuntu" style:font-family-complex="Ubuntu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Ubuntu" style:font-family-asian="Ubuntu" style:font-family-complex="Ubuntu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28" style:family="text">
      <style:text-properties fo:font-size="12.00pt" fo:font-weight="bold" fo:font-family="Ubuntu" style:font-family-asian="Ubuntu" style:font-family-complex="Ubuntu" fo:background-color="transparent" fo:color="#000000"/>
    </style:style>
    <style:style style:name="T29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34" style:family="text">
      <style:text-properties fo:font-size="11.00pt" fo:font-weight="bold" fo:font-family="Arial" style:font-family-asian="Arial" style:font-family-complex="Arial" fo:background-color="#ffffff" fo:color="#242729" fo:font-style="italic"/>
    </style:style>
    <style:style style:name="T35" style:family="text">
      <style:text-properties fo:font-size="12.00pt" fo:font-weight="normal" fo:font-family="Ubuntu" style:font-family-asian="Ubuntu" style:font-family-complex="Ubuntu" fo:background-color="#ffffff" fo:color="#242729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Ubuntu" style:font-family-asian="Ubuntu" style:font-family-complex="Ubuntu" fo:background-color="#ffffff" fo:color="#242729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Ubuntu" style:font-family-asian="Ubuntu" style:font-family-complex="Ubuntu" fo:background-color="#ffffff" fo:color="#242729"/>
    </style:style>
    <style:style style:name="T40" style:family="text">
      <style:text-properties fo:font-size="12.00pt" fo:font-weight="normal" fo:font-family="Ubuntu" style:font-family-asian="Ubuntu" style:font-family-complex="Ubuntu" fo:background-color="#ffffff" fo:color="#242729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45" style:family="text">
      <style:text-properties fo:font-size="11.00pt" fo:font-weight="bold" fo:font-family="Arial" style:font-family-asian="Arial" style:font-family-complex="Arial" fo:background-color="#ffffff" fo:color="#242729" fo:font-style="italic"/>
    </style:style>
    <style:style style:name="T46" style:family="text">
      <style:text-properties fo:font-size="12.00pt" fo:font-weight="normal" fo:font-family="Ubuntu" style:font-family-asian="Ubuntu" style:font-family-complex="Ubuntu" fo:background-color="#ffffff" fo:color="#242729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51" style:family="text">
      <style:text-properties fo:font-size="11.00pt" fo:font-weight="bold" fo:font-family="Arial" style:font-family-asian="Arial" style:font-family-complex="Arial" fo:background-color="#ffffff" fo:color="#242729" fo:font-style="italic"/>
    </style:style>
    <style:style style:name="T52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Ubuntu" style:font-family-asian="Ubuntu" style:font-family-complex="Ubuntu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Ubuntu" style:font-family-asian="Ubuntu" style:font-family-complex="Ubuntu" fo:background-color="transparent" fo:color="#000000"/>
    </style:style>
    <style:style style:name="T57" style:family="text">
      <style:text-properties fo:font-size="11.00pt" fo:font-weight="bold" fo:font-family="Arial" style:font-family-asian="Arial" style:font-family-complex="Arial" fo:background-color="#ffffff" fo:color="#242729" fo:font-style="italic"/>
    </style:style>
    <style:style style:name="T58" style:family="text">
      <style:text-properties fo:font-size="12.00pt" fo:font-weight="normal" fo:font-family="Ubuntu" style:font-family-asian="Ubuntu" style:font-family-complex="Ubuntu" fo:background-color="#ffffff" fo:color="#242729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8.00pt" fo:font-weight="normal" fo:font-family="Ubuntu" style:font-family-asian="Ubuntu" style:font-family-complex="Ubuntu" fo:background-color="#ffffff" fo:color="#222222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Ubuntu" style:font-family-asian="Ubuntu" style:font-family-complex="Ubuntu" fo:background-color="#ffffff" fo:color="#222222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Ubuntu" style:font-family-asian="Ubuntu" style:font-family-complex="Ubuntu" fo:background-color="#ffffff" fo:color="#222222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Ubuntu" style:font-family-asian="Ubuntu" style:font-family-complex="Ubuntu" fo:background-color="#ffffff" fo:color="#222222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Ubuntu" style:font-family-asian="Ubuntu" style:font-family-complex="Ubuntu" fo:background-color="#ffffff" fo:color="#222222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Ubuntu" style:font-family-asian="Ubuntu" style:font-family-complex="Ubuntu" fo:background-color="#ffffff" fo:color="#222222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Ubuntu" style:font-family-asian="Ubuntu" style:font-family-complex="Ubuntu" fo:background-color="#ffffff" fo:color="#222222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Ubuntu" style:font-family-asian="Ubuntu" style:font-family-complex="Ubuntu" fo:background-color="#ffffff" fo:color="#222222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center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center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15.00%" fo:text-align="left"/>
    </style:style>
  </office:automatic-styles>
  <office:body>
    <office:text>
      <text:p text:style-name="P1"><text:span text:style-name="T1">ARQUITECTURA 2</text:span></text:p>
      <text:p text:style-name="P1"><text:span text:style-name="T2"/></text:p>
      <text:p text:style-name="P1"><text:span text:style-name="T3">Análisis de casos de prueba</text:span></text:p>
      <text:p text:style-name="P1"><text:span text:style-name="T4"/></text:p>
      <text:p text:style-name="P1"><text:span text:style-name="T4"/></text:p>
      <text:p text:style-name="P2"><text:span text:style-name="T5">Materia: Arquitectura de software 2</text:span></text:p>
      <text:p text:style-name="P3"><text:span text:style-name="T6"/></text:p>
      <text:p text:style-name="P4"><text:span text:style-name="T7">Docentes: Leonardo Volinier</text:span></text:p>
      <text:p text:style-name="P4"><text:span text:style-name="T7"><text:tab/><text:s text:c="10"/>Nicolás Passerini</text:span></text:p>
      <text:p text:style-name="P5"><text:span text:style-name="T8"/></text:p>
      <text:p text:style-name="P6"><text:span text:style-name="T9">Alumnos: Melo Martin</text:span></text:p>
      <text:p text:style-name="P6"><text:span text:style-name="T9"><text:tab/><text:s text:c="8"/>Varela Mariano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1">Casos de prueba </text:span></text:p>
      <text:p text:style-name="P6"><text:span text:style-name="T12"/></text:p>
      <text:p text:style-name="P6"><text:span text:style-name="T13">I) Casos de prueba de stress:<text:line-break/> - Caso 1A. Desempeño de un nodo virtual de aplicación con 1 CPU; y 1 nodo de BD<text:line-break/> - Caso 1B Desempeño de un nodo virtual de aplicación con 2 CPU; y 1 nodo de BD<text:line-break/> - Caso 2A. Desempeño de un nodo virtual de aplicación con 1 CPU; y 2 nodos de BD en réplica (1)<text:line-break/> - Caso 2B. Desempeño de un nodo virtual de aplicación con 1 CPU; y 3 nodos de BD en réplica (2)</text:span></text:p>
      <text:p text:style-name="P6"><text:span text:style-name="T14"/></text:p>
      <text:p text:style-name="P6"><text:span text:style-name="T15">II) Casos de desempeño de Tolerancia a Fallos y Alta Disponibilidad:</text:span></text:p>
      <text:p text:style-name="P6"><text:span text:style-name="T15"><text:s/>- Caso 3A. Desempeño de un nodo virtual de aplicación con 1 CPU; y 3 nodos de BD en réplica (2), eliminando un nodo Slave durante el tope de carga</text:span></text:p>
      <text:p text:style-name="P6"><text:span text:style-name="T15"><text:s/>- Caso 3B. Desempeño de un nodo virtual de aplicación con 1 CPU; y 3 nodos de BD en réplica (2), eliminando un nodo Master durante el tope de carga.</text:span></text:p>
      <text:p text:style-name="P6"><text:span text:style-name="T15"><text:s/>- Caso 3C. Desempeño de un nodo virtual de aplicación con 1 CPU; y 3 nodos de BD en réplica (2), eliminando un nodo Master durante el tope de carga y luego reintegrarlo al Cluster.</text:span></text:p>
      <text:p text:style-name="P6"><text:span text:style-name="T16"/></text:p>
      <text:p text:style-name="P6"><text:span text:style-name="T17">(1) Un Master y un Slave, o 2 nodos multimaster, dependiendo de la tecnología elegida.</text:span></text:p>
      <text:p text:style-name="P6"><text:span text:style-name="T17">(2) Un Master y 2 Slave, o 3 nodos multimaster, dependiendo de la tecnología elegida.</text:span></text:p>
      <text:p text:style-name="P6"><text:span text:style-name="T18"/></text:p>
      <text:p text:style-name="P6"><text:span text:style-name="T18"/></text:p>
      <text:p text:style-name="P6"><text:span text:style-name="T19">Aclaración:</text:span></text:p>
      <text:p text:style-name="P6"><text:span text:style-name="T20"/></text:p>
      <text:p text:style-name="P6"><text:span text:style-name="T21">En todos los casos se realizaron test para la carga de precios con un shop creado previamente en el inicio del test.</text:span></text:p>
      <text:p text:style-name="P6"><text:span text:style-name="T21">Cantidad de threads = 10000</text:span></text:p>
      <text:p text:style-name="P6"><text:span text:style-name="T21">Tiempo = 10 minutos</text:span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3">Casos de prueba de stress</text:span></text:p>
      <text:p text:style-name="P6"><text:span text:style-name="T24"/></text:p>
      <text:p text:style-name="P6"><text:span text:style-name="T25">Caso 1A</text:span></text:p>
      <text:p text:style-name="P6"><draw:frame text:anchor-type="as-char" svg:width="159.28mm" svg:height="90.22mm" style:rel-width="scale" style:rel-height="scale"><draw:object-ole xlink:href="OleObj1"/><draw:image xlink:href="ObjectReplacements/OleObj1"/></draw:frame><text:span text:style-name="T26"/></text:p>
      <text:p text:style-name="P6"><text:span text:style-name="T26"/></text:p>
      <text:p text:style-name="P6"><text:span text:style-name="T27">En este primer caso se encuentra un<text:s text:c="2"/>nivel de<text:s/></text:span><text:span text:style-name="T28">throughput<text:s/></text:span><text:span text:style-name="T29">lineal. Con una media por request de 125 milisegundos. Una desviación de 420 milisegundos en todo el test. </text:span></text:p>
      <text:p text:style-name="P6"><text:span text:style-name="T30"/></text:p>
      <text:p text:style-name="P6"><text:span text:style-name="T31">Caso 1B</text:span></text:p>
      <text:p text:style-name="P6"><draw:frame text:anchor-type="as-char" svg:width="159.28mm" svg:height="90.75mm" style:rel-width="scale" style:rel-height="scale"><draw:object-ole xlink:href="OleObj2"/><draw:image xlink:href="ObjectReplacements/OleObj2"/></draw:frame><text:span text:style-name="T32"/></text:p>
      <text:p text:style-name="P6"><text:span text:style-name="T33">En este segundo test, volvemos a identificar el resultado del<text:s/></text:span><text:span text:style-name="T34">Throughput<text:s/></text:span><text:span text:style-name="T35">lineal al igual que el primer caso.<text:s text:c="2"/></text:span></text:p>
      <text:p text:style-name="P6"><text:span text:style-name="T35">A su vez, un nivel de desviación muy bajo al igual que la media de todo el ciclo del test. En consecuencia, obtenemos un resultado lineal en ambos casos.</text:span></text:p>
      <text:p text:style-name="P6"><text:span text:style-name="T36"/></text:p>
      <text:p text:style-name="P6"><text:span text:style-name="T37">Comparación de los casos 1A Y 1b</text:span></text:p>
      <text:p text:style-name="P6"><text:span text:style-name="T38"/></text:p>
      <text:p text:style-name="P6"><text:span text:style-name="T39">En principio podemos marcar la primer diferencia importante de ambos tests. En el caso 1A el promedio es de 125 ms y en el 1B 31 ms. Esta diferencia se ve marcada a su vez por la desviación que radica en cada uno de los casos: en el primero tenemos una desviación de 430 ms y en el segundo 16 ms. Claramente obtuvimos respuestas más inmediatas al agregarle a la aplicación una unidad extra de<text:s/></text:span><text:span text:style-name="T40">cpu.</text:span></text:p>
      <text:p text:style-name="P6"><text:span text:style-name="T41"/></text:p>
      <text:p text:style-name="P6"><text:span text:style-name="T42">Caso 2A</text:span></text:p>
      <text:p text:style-name="P6"><text:span text:style-name="T43"/></text:p>
      <text:p text:style-name="P6"><draw:frame text:anchor-type="as-char" svg:width="159.28mm" svg:height="90.22mm" style:rel-width="scale" style:rel-height="scale"><draw:object-ole xlink:href="OleObj3"/><draw:image xlink:href="ObjectReplacements/OleObj3"/></draw:frame><text:span text:style-name="T43"/></text:p>
      <text:p text:style-name="P6"><text:span text:style-name="T43"/></text:p>
      <text:p text:style-name="P6"><text:span text:style-name="T44">En este primer caso de replicación con dos nodos de base de datos obtuvimos como resultado un<text:s/></text:span><text:span text:style-name="T45">Throughput<text:s/></text:span><text:span text:style-name="T46">similar al de los casos anteriores con la salvedad de que aumentó el nivel de que aumentó la desviación a 600 ms. Y se mejoró el tiempo promedio en relación al caso 1A.</text:span></text:p>
      <text:p text:style-name="P6"><text:span text:style-name="T46">El aumento de la desviación puede llegar a basarse en que en el momento de la lectura del shop que asocia al precio la aplicación debe decidir en que nodo hacerlo, delegandolo en el nodo slave.</text:span></text:p>
      <text:p text:style-name="P6"><text:span text:style-name="T47"/></text:p>
      <text:p text:style-name="P6"><text:span text:style-name="T48">Caso 2B</text:span></text:p>
      <text:p text:style-name="P6"><text:span text:style-name="T49"/></text:p>
      <text:p text:style-name="P6"><draw:frame text:anchor-type="as-char" svg:width="159.28mm" svg:height="91.02mm" style:rel-width="scale" style:rel-height="scale"><draw:object-ole xlink:href="OleObj4"/><draw:image xlink:href="ObjectReplacements/OleObj4"/></draw:frame><text:span text:style-name="T49"/></text:p>
      <text:p text:style-name="P6"><text:span text:style-name="T49"/></text:p>
      <text:p text:style-name="P6"><text:span text:style-name="T50">En este cuarto test nos encontramos con una línea de desviación muy marcada incrementandose considerablemente a diferencia de los anteriores casos de prueba. Una posibilidad es la de la toma de decisión de delegar la lectura en alguno de los dos nodos slaves.</text:span></text:p>
      <text:p text:style-name="P6"><text:span text:style-name="T50">Además seguimos obteniendo un<text:s/></text:span><text:span text:style-name="T51">Throughput lineal.</text:span></text:p>
      <text:p text:style-name="P6"><text:span text:style-name="T52">Esto hace que el promedio se eleve mucho por encima de la media que veníamos obteniendo en los anteriores test de stress.</text:span></text:p>
      <text:p text:style-name="P6"><text:span text:style-name="T53"/></text:p>
      <text:p text:style-name="P6"><text:span text:style-name="T54">Comparación de los casos 2A y 2B</text:span></text:p>
      <text:p text:style-name="P6"><text:span text:style-name="T55"/></text:p>
      <text:p text:style-name="P6"><text:span text:style-name="T56">Si bien resultaron métricas de salida similares en el resultado final,<text:s text:c="2"/>como se viene remarcando, el manejo de la delegación de las actividades de lectura a los nodos slaves puede llegar a marcar un aumento pronunciado en el tiempo de respuesta.</text:span></text:p>
      <text:p text:style-name="P6"><text:span text:style-name="T56">A su vez el<text:s/></text:span><text:span text:style-name="T57">Throughput<text:s/></text:span><text:span text:style-name="T58">es lineal y similar en ambos casos.</text:span></text:p>
      <text:p text:style-name="P6"><text:span text:style-name="T59"/></text:p>
      <text:p text:style-name="P6"><text:span text:style-name="T60">Casos de desempeño de Tolerancia a Fallos y Alta Disponibilidad</text:span></text:p>
      <text:p text:style-name="P6"><text:span text:style-name="T61"/></text:p>
      <text:p text:style-name="P6"><text:span text:style-name="T62">Caso 3A</text:span></text:p>
      <text:p text:style-name="P6"><draw:frame text:anchor-type="as-char" svg:width="159.28mm" svg:height="91.81mm" style:rel-width="scale" style:rel-height="scale"><draw:object-ole xlink:href="OleObj5"/><draw:image xlink:href="ObjectReplacements/OleObj5"/></draw:frame><text:span text:style-name="T63"/></text:p>
      <text:p text:style-name="P6"><text:span text:style-name="T63"/></text:p>
      <text:p text:style-name="P6"><text:span text:style-name="T64">Al tener dos nodos slaves para la base de datos y desafectar uno durante el tope de carga la aplicación no se ve afectada ya que sigue respondiendo con un nivel bajo de desviación y un promedio también bajo de tiempo promedio: 27 ms.</text:span></text:p>
      <text:p text:style-name="P6"><text:span text:style-name="T65"/></text:p>
      <text:p text:style-name="P6"><text:span text:style-name="T66">Caso 3B</text:span></text:p>
      <text:p text:style-name="P6"><text:span text:style-name="T67"/></text:p>
      <text:p text:style-name="P6"><draw:frame text:anchor-type="as-char" svg:width="159.28mm" svg:height="91.02mm" style:rel-width="scale" style:rel-height="scale"><draw:object-ole xlink:href="OleObj6"/><draw:image xlink:href="ObjectReplacements/OleObj6"/></draw:frame><text:span text:style-name="T67"/></text:p>
      <text:p text:style-name="P6"><text:span text:style-name="T67"/></text:p>
      <text:p text:style-name="P6"><draw:frame text:anchor-type="as-char" svg:width="48.15mm" svg:height="128.06mm" style:rel-width="scale" style:rel-height="scale"><draw:object-ole xlink:href="OleObj7"/><draw:image xlink:href="ObjectReplacements/OleObj7"/></draw:frame><text:span text:style-name="T67"/></text:p>
      <text:p text:style-name="P7"><draw:frame text:anchor-type="as-char" svg:width="152.40mm" svg:height="87.58mm" style:rel-width="scale" style:rel-height="scale"><draw:object-ole xlink:href="OleObj8"/><draw:image xlink:href="ObjectReplacements/OleObj8"/></draw:frame><text:span text:style-name="T67"/></text:p>
      <text:p text:style-name="P7"><text:span text:style-name="T67"/></text:p>
      <text:p text:style-name="P7"><text:span text:style-name="T67">Al perder la conexion con el nodo master la aplicacion rechaza algunos pedidos y selecciona un nuevo master de entre sus slave. No se aprecio una degradacion ya que fueron rechazados pedidos hasta tener un nuevo master.</text:span></text:p>
      <text:p text:style-name="P8"><text:span text:style-name="T67"/></text:p>
      <text:p text:style-name="P8"><text:span text:style-name="T68">Caso 3C</text:span></text:p>
      <text:p text:style-name="P8"><text:span text:style-name="T69"/></text:p>
      <text:p text:style-name="P8"><draw:frame text:anchor-type="as-char" svg:width="159.28mm" svg:height="82.81mm" style:rel-width="scale" style:rel-height="scale"><draw:object-ole xlink:href="OleObj9"/><draw:image xlink:href="ObjectReplacements/OleObj9"/></draw:frame><text:span text:style-name="T69"/></text:p>
      <text:p text:style-name="P8"><text:span text:style-name="T69"/></text:p>
      <text:p text:style-name="P8"><draw:frame text:anchor-type="as-char" svg:width="159.28mm" svg:height="81.76mm" style:rel-width="scale" style:rel-height="scale"><draw:object-ole xlink:href="OleObj10"/><draw:image xlink:href="ObjectReplacements/OleObj10"/></draw:frame><text:span text:style-name="T69"/></text:p>
      <text:p text:style-name="P8"><text:span text:style-name="T69"/></text:p>
      <text:p text:style-name="P8"><text:span text:style-name="T70">En la primer imagen podemos observar en la mitad del gráfico como empiezan a aumentar el tiempo de respuesta promedio y la desviación al eliminarse el nodo master de la aplicación y luego reincorporarlo. </text:span></text:p>
      <text:p text:style-name="P8"><text:span text:style-name="T70">Esto se da gracias a que la aplicación tiene que decidir sobre un master nuevo entre los slaves del cluster, mientras rechaza las peticiones</text:span></text:p>
      <text:p text:style-name="P8"><text:span text:style-name="T70">Ya en la segunda imagen con el gráfico completo y la reintegración del nodo al cluster se marca una leve mejoría en el tiempo promedio de las peticiones y a su vez una mínima disminución de los desvíos.</text:span></text:p>
      <text:p text:style-name="P8"><text:span text:style-name="T71"/></text:p>
      <text:p text:style-name="P8"><text:span text:style-name="T72">Comparación de los casos 3</text:span></text:p>
      <text:p text:style-name="P8"><text:span text:style-name="T73"/></text:p>
      <text:p text:style-name="P8"><text:span text:style-name="T74">Entre los casos 3A y 3C la diferencia es marcada en los tiempos de respuesta ya que la supresión del nodo master en<text:s text:c="2"/>el caso 3c fue extremadamente crítico en comparación con el 3A incrementando un 100% su valor. A su vez la desviación de del primer caso es un poco menos del 10% del valor de la desviación del caso 3C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